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291cm" svg:height="8.591cm" svg:x="0.009cm" svg:y="0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7-25T14:32:57.968044975</dc:date>
    <meta:editing-duration>PT5M32S</meta:editing-duration>
    <meta:editing-cycles>20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292cm" svg:height="8.592cm" xlink:href="." xlink:type="simple" chart:class="chart:scatter" chart:style-name="ch1">
        <chart:plot-area chart:style-name="ch2" chart:data-source-has-labels="both" svg:x="0.305cm" svg:y="0.171cm" svg:width="14.682cm" svg:height="8.25cm">
          <chartooo:coordinate-region svg:x="0.847cm" svg:y="0.37cm" svg:width="14.046cm" svg:height="7.85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